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SECURITY OF THE BELIEVER (11:1 -3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SOVEREIGNTY OF THE LORD (11:4-7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SOVEREIGNTY OF THE LORD (11:4-7):<text:s text:c="1"/></text:span><text:span text:style-name="a447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His sovereignty (11:4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His omniscience (11:5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His justice/righteousness (11:6-7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PSALM 11<text:s text:c="1"/></text:span><text:span text:style-name="a465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THE SECURITY OF THE BELIEVER (11:1 -3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SOVEREIGNTY OF THE LORD (11:4-7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 </dc:title>
    <meta:initial-creator>David STRICKLAND</meta:initial-creator>
    <dc:creator>David STRICKLAND</dc:creator>
    <meta:creation-date>2020-02-23T23:18:20Z</meta:creation-date>
    <dc:date>2020-02-23T23:18:20Z</dc:date>
    <meta:template xlink:href="BibleStudy" xlink:type="simple"/>
    <meta:editing-cycles>1</meta:editing-cycles>
    <meta:editing-duration>PT0S</meta:editing-duration>
    <meta:document-statistic meta:paragraph-count="10" meta:word-count="68"/>
  </office:meta>
</office:document-meta>
</file>